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3d1" officeooo:paragraph-rsid="0018e3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cjheftu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9:11:35.944558704</meta:creation-date>
    <dc:date>2019-03-13T19:12:01.736159245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5.1.6.2$Linux_X86_64 LibreOffice_project/10m0$Build-2</meta:generator>
  </office:meta>
</office:document-meta>
</file>